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text-properties style:text-underline-style="none" fo:background-color="transparent"/>
    </style:style>
    <style:style style:name="P42" style:family="paragraph" style:parent-style-name="Standard" style:list-style-name="L39">
      <style:text-properties style:text-underline-style="none" fo:background-color="transparent"/>
    </style:style>
    <style:style style:name="P43" style:family="paragraph" style:parent-style-name="Standard">
      <style:paragraph-properties fo:margin-left="2.501cm" fo:margin-right="0cm" fo:text-indent="-0.635cm" style:auto-text-indent="false"/>
    </style:style>
    <style:style style:name="P44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>YASS – yet another space shooter</text:p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29">Show hi score table state – ok but it looks shit</text:p>
        </text:list-item>
        <text:list-item>
          <text:p text:style-name="P29">Full cycle of all states</text:p>
        </text:list-item>
        <text:list-item>
          <text:p text:style-name="P29">Look: try without outlines – it doesn't work on a black background, duh. </text:p>
        </text:list-item>
        <text:list-item>
          <text:p text:style-name="P29">Hot-reloadable config files for everything</text:p>
        </text:list-item>
      </text:list>
      <text:p text:style-name="Standard"/>
      <text:p text:style-name="Standard"/>
      <text:p text:style-name="Standard">Attract mode</text:p>
      <text:p text:style-name="Standard">Derive from Play state base. Control player object with a special vel_controller – a subtype which <text:soft-page-break/>controls vel using commands from a list. OR * input to the player vel controller is done by timed messages *</text:p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 (not a play_state)</text:p>
      <text:p text:style-name="Standard"><text:tab/><text:tab/>→ New Game<text:tab/></text:p>
      <text:p text:style-name="Standard"><text:tab/><text:tab/><text:tab/>→ Load Level 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714589745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<text:soft-page-break/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Separate outline and filled sprites, so we can programmatically colour them separately.</text:p>
        </text:list-item>
        <text:list-item>
          <text:p text:style-name="P31">Nice player</text:p>
          <text:list>
            <text:list-item>
              <text:p text:style-name="P31"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4">Movement doesn't look smooth</text:p>
        </text:list-item>
        <text:list-item>
          <text:p text:style-name="P44">One sprite sheet for all. Rows are twinkling anims. Cols are num variants in each layer – we want to programmatically darken more distant layers </text:p>
        </text:list-item>
        <text:list-item>
          <text:p text:style-name="P44">Stars twinkle at different rates</text:p>
        </text:list-item>
        <text:list-item>
          <text:p text:style-name="P44">Multiple levels of parallax, changing number of levels should be one int only</text:p>
        </text:list-item>
        <text:list-item>
          <text:p text:style-name="P44">Could be done completely in a shader in an openGL impl of renderer?????</text:p>
        </text:list-item>
      </text:list>
      <text:p text:style-name="P43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Fish in bubbles of water – water bubble can be completely procedural, right?</text:p>
        </text:list-item>
        <text:list-item>
          <text:p text:style-name="P12">Bonus lives</text:p>
        </text:list-item>
        <text:list-item>
          <text:p text:style-name="P12">Electrocute baddies/player – show skeleton on dark spacesuit with lighting surround </text:p>
        </text:list-item>
        <text:list-item>
          <text:p text:style-name="P12">Electric rock and planetoid types</text:p>
        </text:list-item>
        <text:list-item>
          <text:p text:style-name="P12">Invisibility power up – relies on refraction – or just high translucency – see person inside space suit?</text:p>
        </text:list-item>
        <text:list-item>
          <text:p text:style-name="P12">Good font class</text:p>
        </text:list-item>
        <text:list-item>
          <text:p text:style-name="P12">Sprite sheet efficiency: most cache-friendly shape is tall rectangles, i.e. 1 x n ??</text:p>
        </text:list-item>
        <text:list-item>
          <text:p text:style-name="P12">“Comet alert”, “Meteor storm” warnings (white text on red) flash up</text:p>
        </text:list-item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Rock types: fire rocks, ice rocks</text:p>
        </text:list-item>
        <text:list-item>
          <text:p text:style-name="P12"><text:soft-page-break/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Wasps?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NB for pulsating glow for lava, we want a palletised image, so we can easily adjust the colour??</text:p>
          <text:p text:style-name="P30"><text:soft-page-break/></text:p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p text:style-name="P41">Also:</text:p>
      <text:list xml:id="list344079224611670392" text:style-name="L39">
        <text:list-item>
          <text:p text:style-name="P42">Only check game objects if they are on screen or close to it (get dist from camera?)</text:p>
        </text:list-item>
        <text:list-item>
          <text:p text:style-name="P42">Only if collidable</text:p>
        </text:list-item>
      </text:list>
      <text:h text:style-name="Heading_20_3" text:outline-level="3"><text:soft-page-break/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><text:s/>- Renderer class, manage lifetime of OpenGL texture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<text:soft-page-break/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12T21:47:16</dc:date>
    <dc:creator>Juliet Colman</dc:creator>
    <meta:generator>OpenOffice/4.1.13$Unix OpenOffice.org_project/4113m1$Build-9810</meta:generator>
    <meta:editing-duration>P16DT7H24M43S</meta:editing-duration>
    <meta:editing-cycles>88</meta:editing-cycles>
    <meta:document-statistic meta:table-count="0" meta:image-count="0" meta:object-count="0" meta:page-count="7" meta:paragraph-count="214" meta:word-count="2208" meta:character-count="12597"/>
  </office:meta>
</office:document-meta>
</file>